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monospace" fo:font-size="13.5pt"/>
    </style:style>
    <style:style style:name="T1" style:family="text">
      <style:text-properties style:font-name="sans-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t update</text:p>
      <text:p text:style-name="P1">apt-get install git</text:p>
      <text:p text:style-name="P1">git –version<text:tab/></text:p>
      <text:p text:style-name="P1">git init </text:p>
      <text:p text:style-name="P1">git config --<text:span text:style-name="T1">global user.name “</text:span>nomeUsuario” </text:p>
      <text:p text:style-name="P1">git config --global user.email “emailUsuario” </text:p>
      <text:p text:style-name="P1">git config –list</text:p>
      <text:p text:style-name="P1">git status </text:p>
      <text:p text:style-name="P1">git add .</text:p>
      <text:p text:style-name="P1">git commit -<text:span text:style-name="T1">m “</text:span>comentario” </text:p>
      <text:p text:style-name="P1">git branch</text:p>
      <text:p text:style-name="P1">git branch -M main </text:p>
      <text:p text:style-name="P1">git remote add identificador URL_do_repositorio_GitHub</text:p>
      <text:p text:style-name="P1">git remote</text:p>
      <text:p text:style-name="P1">git remote -v </text:p>
      <text:p text:style-name="P1">git remote set-url identificador URL_NOVA_do_repositorio_GitHub </text:p>
      <text:p text:style-name="P1">git push -u identificador rama </text:p>
      <text:p text:style-name="P1">git log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9:12:51.463932998</meta:creation-date>
    <dc:date>2022-05-09T09:15:14.945924141</dc:date>
    <meta:editing-duration>PT2M2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61" meta:character-count="414" meta:non-whitespace-character-count="362"/>
  </office:meta>
</office:document-meta>
</file>